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957941783284374215" text:style-name="L1">
        <text:list-item>
          <text:p text:style-name="P1">I decided to make the action more focused on the right side of the player since most players are right handed. I put the UI controls in the game on the left side.</text:p>
        </text:list-item>
        <text:list-item>
          <text:p text:style-name="P1">The collision detection is a little strange when picking up objects. Like the collider gets really big for some reason, so I spaced the objects out a little bit to avoid unwanted collisions when picking a ball up.</text:p>
        </text:list-item>
        <text:list-item>
          <text:p text:style-name="P1">To replace the ball, I just disabled the mesh renderer and changed the position back to the beginning position before turning it back on.</text:p>
        </text:list-item>
        <text:list-item>
          <text:p text:style-name="P1">The day night cycle is 2 spheres rotating that are far away and rotating about a single point. When the sun hits the horizon and a specific y value, I turn the stadium lights on and turn them off when they hit another specified y value on the horizon for the sunrise. </text:p>
        </text:list-item>
        <text:list-item>
          <text:p text:style-name="P1">I made the game automatically end after 2 minutes because there weren't any concrete requirements for objectives or goals for the gam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4-19T23:20:18.98</meta:creation-date>
    <meta:document-statistic meta:table-count="0" meta:image-count="0" meta:object-count="0" meta:page-count="1" meta:paragraph-count="5" meta:word-count="174" meta:character-count="920"/>
    <dc:date>2021-04-19T23:26:20.76</dc:date>
    <meta:editing-duration>PT6M3S</meta:editing-duration>
    <meta:editing-cycles>1</meta:editing-cycles>
    <meta:generator>OpenOffice/4.1.7$Win32 OpenOffice.org_project/417m1$Build-9800</meta:generator>
  </office:meta>
</office:document-meta>
</file>